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était une fois.</text:p>
      <text:p text:style-name="Standard">Un texte intéressant et un test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11:49:23</meta:creation-date>
    <dc:date>2012-07-23T11:50:21</dc:date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51" meta:non-whitespace-character-count="42"/>
    <meta:generator>LibreOffice/3.5$MacOSX_x86 LibreOffice_project/165a79a-7059095-e13bb37-fef39a4-9503d18</meta:generator>
  </office:meta>
</office:document-meta>
</file>